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6aeec"/>
    </style:style>
    <style:style style:name="T1" style:family="text">
      <style:text-properties officeooo:rsid="0006ae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Yujian Li (yl7kd) 03/24/16<text:tab/>Section 102</text:span></text:p>
      <text:p text:style-name="P1"/>
      <text:p text:style-name="P1"><text:span text:style-name="T1"><text:tab/>After studying CS 2330 about command code and CPU structure, I saw the connection between the machine language and programming language. By assigning, loading and storing values in the memory space, this Turing-Complete language allows us to program any programs we did in C++ and Java. Learning a low level language offers me a different perspective about computer science. Because the professor has provided the reference table, it was relatively easy to write some small programs such as finding the sum or print out the maximum number in an array. However, when the program structure became complicated, thinking in Ibcm's logic directly became a challenging task. Therefore, writing the pseudo code ahead is a good help on organizing my logic. The simulator helps us to compile and run the code. I believe it can be more helpful if it can also add the download feature so we can edit the code inside the simulator and download the edited version back. I will also be helpful to add the index self-modifying option (such as inserting a row) so it can be easier for us to ed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01:39:32.514612860</meta:creation-date>
    <dc:date>2016-03-25T02:54:08.324207017</dc:date>
    <meta:editing-duration>PT7M32S</meta:editing-duration>
    <meta:editing-cycles>1</meta:editing-cycles>
    <meta:document-statistic meta:table-count="0" meta:image-count="0" meta:object-count="0" meta:page-count="1" meta:paragraph-count="2" meta:word-count="191" meta:character-count="1122" meta:non-whitespace-character-count="931"/>
    <meta:generator>LibreOffice/4.2.8.2$Linux_X86_64 LibreOffice_project/420m0$Build-2</meta:generator>
  </office:meta>
</office:document-meta>
</file>